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26029f" officeooo:paragraph-rsid="0026029f"/>
    </style:style>
    <style:style style:name="P2" style:family="paragraph" style:parent-style-name="Standard" style:list-style-name="L1">
      <style:text-properties style:font-name="Calibri" officeooo:rsid="0026029f" officeooo:paragraph-rsid="0026029f"/>
    </style:style>
    <style:style style:name="P3" style:family="paragraph" style:parent-style-name="Standard" style:list-style-name="L1">
      <style:text-properties style:font-name="Calibri" fo:font-weight="bold" officeooo:rsid="0026029f" officeooo:paragraph-rsid="0026029f" style:font-weight-asian="bold" style:font-weight-complex="bold"/>
    </style:style>
    <style:style style:name="P4" style:family="paragraph" style:parent-style-name="Standard" style:list-style-name="L1">
      <style:text-properties style:font-name="Calibri" fo:font-weight="bold" officeooo:rsid="00298901" officeooo:paragraph-rsid="00298901" style:font-weight-asian="bold" style:font-weight-complex="bold"/>
    </style:style>
    <style:style style:name="P5" style:family="paragraph" style:parent-style-name="Standard" style:list-style-name="L1">
      <style:text-properties style:font-name="Calibri" fo:font-weight="bold" officeooo:rsid="0030766c" officeooo:paragraph-rsid="0030766c" style:font-weight-asian="bold" style:font-weight-complex="bold"/>
    </style:style>
    <style:style style:name="P6" style:family="paragraph" style:parent-style-name="Standard" style:list-style-name="L1">
      <style:text-properties style:font-name="Calibri" fo:font-weight="bold" officeooo:rsid="0029209e" officeooo:paragraph-rsid="0029209e" style:font-weight-asian="bold" style:font-weight-complex="bold"/>
    </style:style>
    <style:style style:name="P7" style:family="paragraph" style:parent-style-name="Standard" style:list-style-name="L1">
      <style:text-properties style:font-name="Calibri" fo:font-weight="bold" officeooo:rsid="003345db" officeooo:paragraph-rsid="003345db" style:font-weight-asian="bold" style:font-weight-complex="bold"/>
    </style:style>
    <style:style style:name="P8" style:family="paragraph" style:parent-style-name="Standard" style:list-style-name="L1">
      <style:text-properties style:font-name="Calibri" fo:font-weight="bold" officeooo:rsid="00373823" officeooo:paragraph-rsid="00373823" style:font-weight-asian="bold" style:font-weight-complex="bold"/>
    </style:style>
    <style:style style:name="P9" style:family="paragraph" style:parent-style-name="Standard" style:list-style-name="L1">
      <style:text-properties style:font-name="Calibri" fo:font-weight="bold" officeooo:rsid="0038cf84" officeooo:paragraph-rsid="0038cf84" style:font-weight-asian="bold" style:font-weight-complex="bold"/>
    </style:style>
    <style:style style:name="P10" style:family="paragraph" style:parent-style-name="Standard" style:list-style-name="L1">
      <style:text-properties style:font-name="Calibri" fo:font-weight="bold" officeooo:rsid="002a4b1e" officeooo:paragraph-rsid="002a4b1e" style:font-weight-asian="bold" style:font-weight-complex="bold"/>
    </style:style>
    <style:style style:name="P11" style:family="paragraph" style:parent-style-name="Standard" style:list-style-name="L1">
      <style:text-properties style:font-name="Calibri" officeooo:rsid="00298901" officeooo:paragraph-rsid="00298901"/>
    </style:style>
    <style:style style:name="P12" style:family="paragraph" style:parent-style-name="Standard">
      <style:text-properties style:font-name="Calibri" officeooo:rsid="00298901" officeooo:paragraph-rsid="00298901"/>
    </style:style>
    <style:style style:name="P13" style:family="paragraph" style:parent-style-name="Standard">
      <style:text-properties style:font-name="Calibri" officeooo:rsid="002a4b1e" officeooo:paragraph-rsid="002a4b1e"/>
    </style:style>
    <style:style style:name="P14" style:family="paragraph" style:parent-style-name="Standard" style:list-style-name="L2">
      <style:text-properties style:font-name="Calibri" fo:font-weight="bold" officeooo:rsid="002a4b1e" officeooo:paragraph-rsid="002a4b1e" style:font-weight-asian="bold" style:font-weight-complex="bold"/>
    </style:style>
    <style:style style:name="P15" style:family="paragraph" style:parent-style-name="Standard">
      <style:text-properties style:font-name="Calibri" fo:font-weight="bold" officeooo:rsid="002a4b1e" officeooo:paragraph-rsid="002a4b1e" style:font-weight-asian="bold" style:font-weight-complex="bold"/>
    </style:style>
    <style:style style:name="P16" style:family="paragraph" style:parent-style-name="Standard">
      <style:text-properties style:font-name="Calibri" fo:font-weight="normal" officeooo:rsid="002bfd98" officeooo:paragraph-rsid="002bfd98" style:font-weight-asian="normal" style:font-weight-complex="normal"/>
    </style:style>
    <style:style style:name="P17" style:family="paragraph" style:parent-style-name="Standard" style:list-style-name="L3">
      <style:text-properties style:font-name="Calibri" fo:font-weight="bold" officeooo:rsid="002bfd98" officeooo:paragraph-rsid="002bfd98" style:font-weight-asian="bold" style:font-weight-complex="bold"/>
    </style:style>
    <style:style style:name="P18" style:family="paragraph" style:parent-style-name="Standard" style:list-style-name="L3">
      <style:text-properties style:font-name="Calibri" fo:font-weight="bold" officeooo:rsid="002d921b" officeooo:paragraph-rsid="002d921b" style:font-weight-asian="bold" style:font-weight-complex="bold"/>
    </style:style>
    <style:style style:name="P19" style:family="paragraph" style:parent-style-name="Standard" style:list-style-name="L3">
      <style:text-properties style:font-name="Calibri" fo:font-weight="bold" officeooo:rsid="002d8a49" officeooo:paragraph-rsid="002d8a49" style:font-weight-asian="bold" style:font-weight-complex="bold"/>
    </style:style>
    <style:style style:name="P20" style:family="paragraph" style:parent-style-name="Standard" style:list-style-name="L3">
      <style:text-properties style:font-name="Calibri" fo:font-weight="normal" officeooo:rsid="002bfd98" officeooo:paragraph-rsid="002bfd98" style:font-weight-asian="normal" style:font-weight-complex="normal"/>
    </style:style>
    <style:style style:name="P21" style:family="paragraph" style:parent-style-name="Standard">
      <style:text-properties style:font-name="Calibri" fo:font-weight="normal" officeooo:rsid="002bfd98" officeooo:paragraph-rsid="002e87cd" style:font-weight-asian="normal" style:font-weight-complex="normal"/>
    </style:style>
    <style:style style:name="P22" style:family="paragraph" style:parent-style-name="Standard" style:list-style-name="L4">
      <style:text-properties style:font-name="Calibri" fo:font-weight="bold" officeooo:rsid="002e87cd" officeooo:paragraph-rsid="002e87cd" style:font-weight-asian="bold" style:font-weight-complex="bold"/>
    </style:style>
    <style:style style:name="P23" style:family="paragraph" style:parent-style-name="Standard" style:list-style-name="L4">
      <style:text-properties style:font-name="Calibri" fo:font-weight="normal" officeooo:rsid="002e87cd" officeooo:paragraph-rsid="002e87cd" style:font-weight-asian="normal" style:font-weight-complex="normal"/>
    </style:style>
    <style:style style:name="P24" style:family="paragraph" style:parent-style-name="Standard">
      <style:text-properties style:font-name="Calibri" officeooo:rsid="00190379" officeooo:paragraph-rsid="00190379"/>
    </style:style>
    <style:style style:name="P25" style:family="paragraph" style:parent-style-name="Standard">
      <style:text-properties style:font-name="Calibri" officeooo:rsid="00307b50" officeooo:paragraph-rsid="00307b50"/>
    </style:style>
    <style:style style:name="P26" style:family="paragraph" style:parent-style-name="Standard" style:list-style-name="L5">
      <style:text-properties style:font-name="Calibri" fo:font-weight="bold" officeooo:rsid="00307b50" officeooo:paragraph-rsid="00307b50" style:font-weight-asian="bold" style:font-weight-complex="bold"/>
    </style:style>
    <style:style style:name="P27" style:family="paragraph" style:parent-style-name="Standard" style:list-style-name="L5">
      <style:text-properties style:font-name="Calibri" fo:font-weight="bold" officeooo:rsid="00312c08" officeooo:paragraph-rsid="00312c08" style:font-weight-asian="bold" style:font-weight-complex="bold"/>
    </style:style>
    <style:style style:name="P28" style:family="paragraph" style:parent-style-name="Standard" style:list-style-name="L5">
      <style:text-properties style:font-name="Calibri" officeooo:rsid="00307b50" officeooo:paragraph-rsid="00307b50"/>
    </style:style>
    <style:style style:name="P29" style:family="paragraph" style:parent-style-name="Standard" style:list-style-name="L5">
      <style:text-properties style:font-name="Calibri" fo:font-weight="bold" officeooo:rsid="0034fc9b" officeooo:paragraph-rsid="0034fc9b" style:font-weight-asian="bold" style:font-weight-complex="bold"/>
    </style:style>
    <style:style style:name="P30" style:family="paragraph" style:parent-style-name="Standard">
      <style:text-properties style:font-name="Calibri" fo:font-weight="bold" officeooo:rsid="0034fc9b" officeooo:paragraph-rsid="0034fc9b" style:font-weight-asian="bold" style:font-weight-complex="bold"/>
    </style:style>
    <style:style style:name="P31" style:family="paragraph" style:parent-style-name="Standard">
      <style:text-properties style:font-name="Calibri" fo:font-weight="normal" officeooo:rsid="0034fc9b" officeooo:paragraph-rsid="0034fc9b" style:font-weight-asian="normal" style:font-weight-complex="normal"/>
    </style:style>
    <style:style style:name="P32" style:family="paragraph" style:parent-style-name="Standard" style:list-style-name="L6">
      <style:text-properties style:font-name="Calibri" fo:font-weight="bold" officeooo:rsid="0034fc9b" officeooo:paragraph-rsid="0034fc9b" style:font-weight-asian="bold" style:font-weight-complex="bold"/>
    </style:style>
    <style:style style:name="P33" style:family="paragraph" style:parent-style-name="Standard" style:list-style-name="L7">
      <style:text-properties style:font-name="Calibri" fo:font-weight="bold" officeooo:rsid="0034fc9b" officeooo:paragraph-rsid="0034fc9b" style:font-weight-asian="bold" style:font-weight-complex="bold"/>
    </style:style>
    <style:style style:name="P34" style:family="paragraph" style:parent-style-name="Standard" style:list-style-name="L8">
      <style:text-properties style:font-name="Calibri" fo:font-weight="bold" officeooo:rsid="003725c3" officeooo:paragraph-rsid="003725c3" style:font-weight-asian="bold" style:font-weight-complex="bold"/>
    </style:style>
    <style:style style:name="P35" style:family="paragraph" style:parent-style-name="Standard" style:list-style-name="L9">
      <style:text-properties style:font-name="Calibri" fo:font-weight="bold" officeooo:rsid="0034fc9b" officeooo:paragraph-rsid="0034fc9b" style:font-weight-asian="bold" style:font-weight-complex="bold"/>
    </style:style>
    <style:style style:name="P36" style:family="paragraph" style:parent-style-name="Standard">
      <style:text-properties style:font-name="Calibri" fo:font-weight="normal" officeooo:rsid="0038cf84" officeooo:paragraph-rsid="0038cf84" style:font-weight-asian="normal" style:font-weight-complex="normal"/>
    </style:style>
    <style:style style:name="P37" style:family="paragraph" style:parent-style-name="Standard" style:list-style-name="L10">
      <style:text-properties style:font-name="Calibri" officeooo:rsid="003b74ee" officeooo:paragraph-rsid="003b74ee"/>
    </style:style>
    <style:style style:name="P38" style:family="paragraph" style:parent-style-name="Standard" style:list-style-name="L11">
      <style:text-properties style:font-name="Calibri" officeooo:rsid="00190379" officeooo:paragraph-rsid="00190379"/>
    </style:style>
    <style:style style:name="P39" style:family="paragraph" style:parent-style-name="Standard" style:list-style-name="L11">
      <style:text-properties style:font-name="Calibri" officeooo:rsid="001d3478" officeooo:paragraph-rsid="001d3478"/>
    </style:style>
    <style:style style:name="P40" style:family="paragraph" style:parent-style-name="Standard" style:list-style-name="L11">
      <style:text-properties style:font-name="Calibri" officeooo:rsid="001edcf5" officeooo:paragraph-rsid="001edcf5"/>
    </style:style>
    <style:style style:name="P41" style:family="paragraph" style:parent-style-name="Standard">
      <style:text-properties style:font-name="Calibri" officeooo:rsid="001edcf5" officeooo:paragraph-rsid="001edcf5"/>
    </style:style>
    <style:style style:name="P42" style:family="paragraph" style:parent-style-name="Standard" style:list-style-name="L12">
      <style:text-properties style:font-name="Calibri" officeooo:rsid="001edcf5" officeooo:paragraph-rsid="001edcf5"/>
    </style:style>
    <style:style style:name="P43" style:family="paragraph" style:parent-style-name="Standard" style:list-style-name="L13">
      <style:text-properties officeooo:paragraph-rsid="001edcf5"/>
    </style:style>
    <style:style style:name="P44" style:family="paragraph" style:parent-style-name="Standard" style:list-style-name="L13">
      <style:text-properties style:font-name="Calibri" officeooo:rsid="001edcf5" officeooo:paragraph-rsid="001edcf5"/>
    </style:style>
    <style:style style:name="P45" style:family="paragraph" style:parent-style-name="Standard" style:list-style-name="L13">
      <style:text-properties style:font-name="Calibri" officeooo:rsid="00208010" officeooo:paragraph-rsid="00208010"/>
    </style:style>
    <style:style style:name="P46" style:family="paragraph" style:parent-style-name="Standard" style:list-style-name="L13">
      <style:text-properties style:font-name="Calibri" officeooo:rsid="00208010" officeooo:paragraph-rsid="002169f9"/>
    </style:style>
    <style:style style:name="P47" style:family="paragraph" style:parent-style-name="Standard" style:list-style-name="L13">
      <style:text-properties style:font-name="Calibri" officeooo:rsid="0021cdd1" officeooo:paragraph-rsid="0021cdd1"/>
    </style:style>
    <style:style style:name="P48" style:family="paragraph" style:parent-style-name="Standard">
      <style:text-properties style:font-name="Calibri" officeooo:rsid="0021ba8d" officeooo:paragraph-rsid="0021ba8d"/>
    </style:style>
    <style:style style:name="P49" style:family="paragraph" style:parent-style-name="Standard" style:list-style-name="L14">
      <style:text-properties style:font-name="Calibri" officeooo:rsid="0021ba8d" officeooo:paragraph-rsid="0021ba8d"/>
    </style:style>
    <style:style style:name="P50" style:family="paragraph" style:parent-style-name="Standard">
      <style:text-properties style:font-name="Calibri" officeooo:rsid="001edcf5" officeooo:paragraph-rsid="0021cdd1"/>
    </style:style>
    <style:style style:name="P51" style:family="paragraph" style:parent-style-name="Standard" style:list-style-name="L13">
      <style:text-properties officeooo:paragraph-rsid="0021cdd1"/>
    </style:style>
    <style:style style:name="P52" style:family="paragraph" style:parent-style-name="Standard" style:list-style-name="L13">
      <style:text-properties style:font-name="Calibri" officeooo:rsid="00222269" officeooo:paragraph-rsid="00222269"/>
    </style:style>
    <style:style style:name="P53" style:family="paragraph" style:parent-style-name="Standard" style:list-style-name="L13">
      <style:text-properties style:font-name="Calibri" officeooo:rsid="00208010" officeooo:paragraph-rsid="0021cdd1"/>
    </style:style>
    <style:style style:name="P54" style:family="paragraph" style:parent-style-name="Standard">
      <style:text-properties style:font-name="Calibri" officeooo:rsid="0021cdd1" officeooo:paragraph-rsid="0021cdd1"/>
    </style:style>
    <style:style style:name="P55" style:family="paragraph" style:parent-style-name="Standard">
      <style:text-properties style:font-name="Calibri" officeooo:rsid="001edcf5" officeooo:paragraph-rsid="00222269"/>
    </style:style>
    <style:style style:name="P56" style:family="paragraph" style:parent-style-name="Standard" style:list-style-name="L13">
      <style:text-properties officeooo:rsid="00222269" officeooo:paragraph-rsid="00222269"/>
    </style:style>
    <style:style style:name="P57" style:family="paragraph" style:parent-style-name="Standard" style:list-style-name="L13">
      <style:text-properties style:font-name="Calibri" officeooo:rsid="0022f46a" officeooo:paragraph-rsid="0022f46a"/>
    </style:style>
    <style:style style:name="P58" style:family="paragraph" style:parent-style-name="Standard">
      <style:text-properties style:font-name="Calibri" officeooo:rsid="0022f46a" officeooo:paragraph-rsid="0022f46a"/>
    </style:style>
    <style:style style:name="P59" style:family="paragraph" style:parent-style-name="Standard" style:list-style-name="L15">
      <style:text-properties style:font-name="Calibri" officeooo:rsid="0024ee61" officeooo:paragraph-rsid="0024ee61"/>
    </style:style>
    <style:style style:name="P60" style:family="paragraph" style:parent-style-name="Standard">
      <style:text-properties style:font-name="Calibri" officeooo:rsid="00208010" officeooo:paragraph-rsid="00208010"/>
    </style:style>
    <style:style style:name="T1" style:family="text">
      <style:text-properties officeooo:rsid="003f93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8901"/>
    </style:style>
    <style:style style:name="T4" style:family="text">
      <style:text-properties officeooo:rsid="002d8a49"/>
    </style:style>
    <style:style style:name="T5" style:family="text">
      <style:text-properties officeooo:rsid="002e87cd"/>
    </style:style>
    <style:style style:name="T6" style:family="text">
      <style:text-properties officeooo:rsid="001edcf5"/>
    </style:style>
    <style:style style:name="T7" style:family="text">
      <style:text-properties officeooo:rsid="001a561d"/>
    </style:style>
    <style:style style:name="T8" style:family="text">
      <style:text-properties style:font-name="Calibri" officeooo:rsid="001edcf5"/>
    </style:style>
    <style:style style:name="T9" style:family="text">
      <style:text-properties style:font-name="Calibri"/>
    </style:style>
    <style:style style:name="T10" style:family="text">
      <style:text-properties style:font-name="Calibri" officeooo:rsid="00208010"/>
    </style:style>
    <style:style style:name="T11" style:family="text">
      <style:text-properties officeooo:rsid="0021cdd1"/>
    </style:style>
    <style:style style:name="T12" style:family="text">
      <style:text-properties style:font-name="Calibri" officeooo:rsid="0021cdd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tañas <text:span text:style-name="T1">Usuario normal</text:span>:</text:p>
      <text:list text:style-name="L1">
        <text:list-item>
          <text:p text:style-name="P2"><text:span text:style-name="T2">Inicio</text:span> (Sin registrarse /<text:span text:style-name="T2"> registrado</text:span>)</text:p>
        </text:list-item>
        <text:list-item>
          <text:p text:style-name="P3">Iniciar sesión</text:p>
        </text:list-item>
        <text:list-item>
          <text:p text:style-name="P3">Registrarse </text:p>
        </text:list-item>
        <text:list-item>
          <text:p text:style-name="P4">Elegir usuario</text:p>
        </text:list-item>
        <text:list-item>
          <text:p text:style-name="P3">Recetas (búsqueda general) </text:p>
        </text:list-item>
        <text:list-item>
          <text:p text:style-name="P3">Receta especifica </text:p>
        </text:list-item>
        <text:list-item>
          <text:p text:style-name="P3">Restaurantes (búsqueda general)</text:p>
        </text:list-item>
        <text:list-item>
          <text:p text:style-name="P5">Restaurante especifico </text:p>
        </text:list-item>
        <text:list-item>
          <text:p text:style-name="P6">Productos (búsqueda general)</text:p>
        </text:list-item>
        <text:list-item>
          <text:p text:style-name="P7">Producto especifico </text:p>
        </text:list-item>
        <text:list-item>
          <text:p text:style-name="P6">Carrito</text:p>
        </text:list-item>
        <text:list-item>
          <text:p text:style-name="P8">Facturación</text:p>
        </text:list-item>
        <text:list-item>
          <text:p text:style-name="P9">Perfil</text:p>
        </text:list-item>
        <text:list-item>
          <text:p text:style-name="P10">Favoritos</text:p>
        </text:list-item>
        <text:list-item>
          <text:p text:style-name="P6"><text:s/><text:span text:style-name="T3">Ultimo visto</text:span></text:p>
        </text:list-item>
        <text:list-item>
          <text:p text:style-name="P4">Pedidos</text:p>
        </text:list-item>
        <text:list-item>
          <text:p text:style-name="P11">Comentarios y reseñas</text:p>
        </text:list-item>
        <text:list-item>
          <text:p text:style-name="P11">Recetas (mi colección)</text:p>
        </text:list-item>
        <text:list-item>
          <text:p text:style-name="P11">Restaurantes (mi colección)</text:p>
        </text:list-item>
      </text:list>
      <text:p text:style-name="P12"/>
      <text:p text:style-name="P13">Menús desplegables: </text:p>
      <text:list text:style-name="L2">
        <text:list-item>
          <text:p text:style-name="P14">Usuario</text:p>
        </text:list-item>
        <text:list-item>
          <text:p text:style-name="P14">Notificaciones</text:p>
        </text:list-item>
      </text:list>
      <text:p text:style-name="P15"/>
      <text:p text:style-name="P16">Receta especifica</text:p>
      <text:list text:style-name="L3">
        <text:list-item>
          <text:p text:style-name="P17">Imagenes</text:p>
        </text:list-item>
        <text:list-item>
          <text:p text:style-name="P17">Titulo</text:p>
        </text:list-item>
        <text:list-item>
          <text:p text:style-name="P17">Descripción</text:p>
        </text:list-item>
        <text:list-item>
          <text:p text:style-name="P17">Ingredientes</text:p>
        </text:list-item>
        <text:list-item>
          <text:p text:style-name="P17">Pasos</text:p>
        </text:list-item>
        <text:list-item>
          <text:p text:style-name="P17">Tiempo</text:p>
        </text:list-item>
        <text:list-item>
          <text:p text:style-name="P17">Porciones</text:p>
        </text:list-item>
        <text:list-item>
          <text:p text:style-name="P17">Tipo de preparación</text:p>
        </text:list-item>
        <text:list-item>
          <text:p text:style-name="P17">Tipo de dieta</text:p>
        </text:list-item>
        <text:list-item>
          <text:p text:style-name="P17">Usuario</text:p>
        </text:list-item>
        <text:list-item>
          <text:p text:style-name="P18">Fecha de publicación</text:p>
        </text:list-item>
        <text:list-item>
          <text:p text:style-name="P19">Agregar a favorito</text:p>
        </text:list-item>
        <text:list-item>
          <text:p text:style-name="P20">Boton editar</text:p>
        </text:list-item>
        <text:list-item>
          <text:p text:style-name="P17"><text:span text:style-name="T4">Boton </text:span>Compartir</text:p>
        </text:list-item>
        <text:list-item>
          <text:p text:style-name="P17">Comentarios</text:p>
        </text:list-item>
        <text:list-item>
          <text:p text:style-name="P20">Recomendaciones</text:p>
        </text:list-item>
      </text:list>
      <text:p text:style-name="P16"/>
      <text:p text:style-name="P21"><text:span text:style-name="T5">Restaurante</text:span> especific<text:span text:style-name="T5">o</text:span></text:p>
      <text:list text:style-name="L4">
        <text:list-item>
          <text:p text:style-name="P22">Imagenes</text:p>
        </text:list-item>
        <text:list-item>
          <text:p text:style-name="P22">Titulo</text:p>
        </text:list-item>
        <text:list-item>
          <text:p text:style-name="P22">Descripcion</text:p>
        </text:list-item>
        <text:list-item>
          <text:p text:style-name="P22">Ubicacion</text:p>
        </text:list-item>
        <text:list-item>
          <text:p text:style-name="P22">Tipo restaurante</text:p>
        </text:list-item>
        <text:list-item>
          <text:p text:style-name="P22"><text:soft-page-break/>Usuario </text:p>
        </text:list-item>
        <text:list-item>
          <text:p text:style-name="P22">Agregar a favoritos</text:p>
        </text:list-item>
        <text:list-item>
          <text:p text:style-name="P23">Boton editar</text:p>
        </text:list-item>
        <text:list-item>
          <text:p text:style-name="P22">Boton compartir</text:p>
        </text:list-item>
        <text:list-item>
          <text:p text:style-name="P22">Horarios</text:p>
        </text:list-item>
        <text:list-item>
          <text:p text:style-name="P22">Estrellas</text:p>
        </text:list-item>
        <text:list-item>
          <text:p text:style-name="P22">Teléfono / contacto / redes sociales del restaurante </text:p>
        </text:list-item>
        <text:list-item>
          <text:p text:style-name="P22">Comentarios</text:p>
        </text:list-item>
      </text:list>
      <text:p text:style-name="P24"/>
      <text:p text:style-name="P25">Producto especifico: </text:p>
      <text:list text:style-name="L5">
        <text:list-item>
          <text:p text:style-name="P26">Imagen</text:p>
        </text:list-item>
        <text:list-item>
          <text:p text:style-name="P26">Nombre</text:p>
        </text:list-item>
        <text:list-item>
          <text:p text:style-name="P27">Categoria</text:p>
        </text:list-item>
        <text:list-item>
          <text:p text:style-name="P26">Descipcion</text:p>
        </text:list-item>
        <text:list-item>
          <text:p text:style-name="P27">Peso</text:p>
        </text:list-item>
        <text:list-item>
          <text:p text:style-name="P26">Stock</text:p>
        </text:list-item>
        <text:list-item>
          <text:p text:style-name="P26">Precio</text:p>
        </text:list-item>
        <text:list-item>
          <text:p text:style-name="P26">Boton agregar al carrito</text:p>
        </text:list-item>
        <text:list-item>
          <text:p text:style-name="P27">Cantidad</text:p>
        </text:list-item>
        <text:list-item>
          <text:p text:style-name="P26">Agregar a favoritos</text:p>
        </text:list-item>
        <text:list-item>
          <text:p text:style-name="P26">Boton compartir</text:p>
        </text:list-item>
        <text:list-item>
          <text:p text:style-name="P28">Boton editar (solo para el comercio que lo subio)</text:p>
        </text:list-item>
        <text:list-item>
          <text:p text:style-name="P26">Comercio </text:p>
        </text:list-item>
        <text:list-item>
          <text:p text:style-name="P29">Recomendación de productos</text:p>
        </text:list-item>
      </text:list>
      <text:p text:style-name="P30"/>
      <text:p text:style-name="P31">Carrito:</text:p>
      <text:list text:style-name="L6">
        <text:list-item>
          <text:p text:style-name="P32">De cada producto </text:p>
        </text:list-item>
      </text:list>
      <text:list text:style-name="L7">
        <text:list-item>
          <text:p text:style-name="P33">Imagen</text:p>
        </text:list-item>
        <text:list-item>
          <text:p text:style-name="P33">Nombre</text:p>
        </text:list-item>
        <text:list-item>
          <text:p text:style-name="P33">Peso</text:p>
        </text:list-item>
        <text:list-item>
          <text:p text:style-name="P33">Cantidad</text:p>
        </text:list-item>
        <text:list-item>
          <text:p text:style-name="P33">Precio unitario</text:p>
        </text:list-item>
        <text:list-item>
          <text:p text:style-name="P33">Precio subtotal</text:p>
        </text:list-item>
        <text:list-item>
          <text:p text:style-name="P33">Borrar producto</text:p>
        </text:list-item>
      </text:list>
      <text:p text:style-name="P31"/>
      <text:list text:style-name="L8">
        <text:list-item>
          <text:p text:style-name="P34">Resumen de compra</text:p>
        </text:list-item>
      </text:list>
      <text:list text:style-name="L9">
        <text:list-item>
          <text:p text:style-name="P35">Cantidad de productos</text:p>
        </text:list-item>
        <text:list-item>
          <text:p text:style-name="P35">Todos los subtotales</text:p>
        </text:list-item>
        <text:list-item>
          <text:p text:style-name="P35">Total</text:p>
        </text:list-item>
        <text:list-item>
          <text:p text:style-name="P35">Boton pagar</text:p>
        </text:list-item>
      </text:list>
      <text:p text:style-name="P30"/>
      <text:p text:style-name="P36">Perfil</text:p>
      <text:list text:style-name="L10">
        <text:list-item>
          <text:p text:style-name="P37">Editar perfil</text:p>
        </text:list-item>
        <text:list-item>
          <text:p text:style-name="P37">Ultimo visto</text:p>
        </text:list-item>
        <text:list-item>
          <text:p text:style-name="P37">Pedidos</text:p>
        </text:list-item>
        <text:list-item>
          <text:p text:style-name="P37">Comentarios y reseñas</text:p>
        </text:list-item>
        <text:list-item>
          <text:p text:style-name="P37">Recetas</text:p>
        </text:list-item>
        <text:list-item>
          <text:p text:style-name="P37">Restaurantes</text:p>
        </text:list-item>
      </text:list>
      <text:p text:style-name="P24"/>
      <text:p text:style-name="P24"><text:soft-page-break/></text:p>
      <text:p text:style-name="P24"/>
      <text:p text:style-name="P24"/>
      <text:p text:style-name="P24"><text:span text:style-name="T6">Registrado / </text:span>Menu <text:span text:style-name="T7">lateral</text:span>:</text:p>
      <text:list text:style-name="L11">
        <text:list-item>
          <text:p text:style-name="P38">Logo</text:p>
        </text:list-item>
        <text:list-item>
          <text:p text:style-name="P38">Nombre</text:p>
          <text:p text:style-name="P38"/>
        </text:list-item>
        <text:list-item>
          <text:p text:style-name="P39">Inicio</text:p>
        </text:list-item>
        <text:list-item>
          <text:p text:style-name="P38">Recetas</text:p>
        </text:list-item>
        <text:list-item>
          <text:p text:style-name="P38">Restaurantes</text:p>
        </text:list-item>
        <text:list-item>
          <text:p text:style-name="P38">Productos</text:p>
        </text:list-item>
        <text:list-item>
          <text:p text:style-name="P40">Favoritos</text:p>
        </text:list-item>
        <text:list-item>
          <text:p text:style-name="P40">Mi actividad</text:p>
          <text:list>
            <text:list-item>
              <text:p text:style-name="P40">Ultimo visto</text:p>
            </text:list-item>
            <text:list-item>
              <text:p text:style-name="P40">Pedidos</text:p>
            </text:list-item>
            <text:list-item>
              <text:p text:style-name="P40">Comentarios y reseñas</text:p>
            </text:list-item>
          </text:list>
        </text:list-item>
        <text:list-item>
          <text:p text:style-name="P40">Mi colección</text:p>
          <text:list>
            <text:list-item>
              <text:p text:style-name="P40">Recetas</text:p>
            </text:list-item>
            <text:list-item>
              <text:p text:style-name="P40">Restaurantes</text:p>
            </text:list-item>
          </text:list>
        </text:list-item>
      </text:list>
      <text:p text:style-name="P41"/>
      <text:p text:style-name="P41">Registrado/ Menu superior:</text:p>
      <text:list text:style-name="L12">
        <text:list-item>
          <text:p text:style-name="P42">Barra de búsqueda</text:p>
        </text:list-item>
        <text:list-item>
          <text:p text:style-name="P42">Crear</text:p>
        </text:list-item>
        <text:list-item>
          <text:p text:style-name="P42">Carrito</text:p>
        </text:list-item>
        <text:list-item>
          <text:p text:style-name="P42">Notificaciones</text:p>
        </text:list-item>
        <text:list-item>
          <text:p text:style-name="P42">Usuario</text:p>
        </text:list-item>
      </text:list>
      <text:p text:style-name="P41"/>
      <text:p text:style-name="P41">Recetas / Filtros:</text:p>
      <text:list xml:id="list939352601" text:style-name="L13">
        <text:list-item>
          <text:p text:style-name="P43"><text:span text:style-name="T8">Tipo </text:span><text:span text:style-name="T9">(Desayuno, Almuerzo, Merienda, Cena, Snack, Postre) </text:span></text:p>
        </text:list-item>
        <text:list-item>
          <text:p text:style-name="P44">Ingredientes (carne, pollo, verduras)</text:p>
        </text:list-item>
        <text:list-item>
          <text:p text:style-name="P45">Eliminar receta que contenga (leche, huevo, sal)</text:p>
        </text:list-item>
        <text:list-item>
          <text:p text:style-name="P44">Tiempo</text:p>
        </text:list-item>
        <text:list-item>
          <text:p text:style-name="P43"><text:span text:style-name="T8">Tipo de dieta </text:span><text:span text:style-name="T9">(Vegano, Vegetariano, Sin lácteos</text:span><text:span text:style-name="T10">)</text:span></text:p>
        </text:list-item>
        <text:list-item>
          <text:p text:style-name="P45">Ordenar por (A-Z, Z-A)</text:p>
        </text:list-item>
        <text:list-item>
          <text:p text:style-name="P46">Limpiar filtros</text:p>
        </text:list-item>
        <text:list-item>
          <text:p text:style-name="P47">Aplicar filtros</text:p>
        </text:list-item>
      </text:list>
      <text:p text:style-name="P48"/>
      <text:p text:style-name="P48">Recetas:</text:p>
      <text:list text:style-name="L14">
        <text:list-item>
          <text:p text:style-name="P49">Imagen</text:p>
        </text:list-item>
        <text:list-item>
          <text:p text:style-name="P49">Nombre</text:p>
        </text:list-item>
        <text:list-item>
          <text:p text:style-name="P49">Descripcion</text:p>
        </text:list-item>
        <text:list-item>
          <text:p text:style-name="P49">Tiempo</text:p>
        </text:list-item>
        <text:list-item>
          <text:p text:style-name="P49">Tipo de dieta</text:p>
        </text:list-item>
        <text:list-item>
          <text:p text:style-name="P49">Tipo de comida</text:p>
        </text:list-item>
        <text:list-item>
          <text:p text:style-name="P49">Favoritos </text:p>
        </text:list-item>
      </text:list>
      <text:p text:style-name="P48"/>
      <text:p text:style-name="P50"><text:span text:style-name="T11">Restaurantes</text:span> / Filtros:</text:p>
      <text:list text:continue-list="list939352601" text:style-name="L13">
        <text:list-item>
          <text:p text:style-name="P51"><text:span text:style-name="T8">Tipo </text:span><text:span text:style-name="T12">de comida (Rapida, Italiana, Japonesa, Vegana, Cafeteria, Bar)</text:span></text:p>
        </text:list-item>
        <text:list-item>
          <text:p text:style-name="P47">Ubicación</text:p>
        </text:list-item>
        <text:list-item>
          <text:p text:style-name="P47"><text:soft-page-break/>Valoración</text:p>
        </text:list-item>
        <text:list-item>
          <text:p text:style-name="P52">Abierto ahora</text:p>
        </text:list-item>
        <text:list-item>
          <text:p text:style-name="P53">Ordenar por (A-Z, Z-A)</text:p>
        </text:list-item>
        <text:list-item>
          <text:p text:style-name="P53">Limpiar filtros</text:p>
        </text:list-item>
        <text:list-item>
          <text:p text:style-name="P47">Aplicar filtros</text:p>
        </text:list-item>
      </text:list>
      <text:p text:style-name="P54"/>
      <text:p text:style-name="P55"><text:span text:style-name="T11">Restaurantes</text:span>:</text:p>
      <text:list xml:id="list172853180645687" text:continue-numbering="true" text:style-name="L13">
        <text:list-item>
          <text:p text:style-name="P56"><text:span text:style-name="T8">I</text:span><text:span text:style-name="T9">magen</text:span></text:p>
        </text:list-item>
        <text:list-item>
          <text:p text:style-name="P52">Nombre</text:p>
        </text:list-item>
        <text:list-item>
          <text:p text:style-name="P52">Descripcion </text:p>
        </text:list-item>
        <text:list-item>
          <text:p text:style-name="P52">Ubicacion</text:p>
        </text:list-item>
        <text:list-item>
          <text:p text:style-name="P52">Horario</text:p>
        </text:list-item>
        <text:list-item>
          <text:p text:style-name="P57">Tipo restaurante</text:p>
        </text:list-item>
        <text:list-item>
          <text:p text:style-name="P57">Favoritos<text:line-break/></text:p>
        </text:list-item>
      </text:list>
      <text:p text:style-name="P58">Productos / Filtros:</text:p>
      <text:list text:style-name="L15">
        <text:list-item>
          <text:p text:style-name="P59">Categoria</text:p>
        </text:list-item>
        <text:list-item>
          <text:p text:style-name="P59">Precio</text:p>
        </text:list-item>
        <text:list-item>
          <text:p text:style-name="P59">Peso neto</text:p>
        </text:list-item>
        <text:list-item>
          <text:p text:style-name="P59">Ofertas</text:p>
        </text:list-item>
        <text:list-item>
          <text:p text:style-name="P59">Marca</text:p>
        </text:list-item>
      </text:list>
      <text:p text:style-name="P60"/>
      <text:list text:continue-list="list172853180645687" text:style-name="L13">
        <text:list-header>
          <text:p text:style-name="P44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4T08:11:58.966393900</meta:creation-date>
    <dc:date>2025-05-04T17:28:52.846617600</dc:date>
    <meta:editing-duration>PT7H22M8S</meta:editing-duration>
    <meta:editing-cycles>9</meta:editing-cycles>
    <meta:generator>LibreOffice/25.2.2.2$Windows_X86_64 LibreOffice_project/7370d4be9e3cf6031a51beef54ff3bda878e3fac</meta:generator>
    <meta:document-statistic meta:table-count="0" meta:image-count="0" meta:object-count="0" meta:page-count="4" meta:paragraph-count="152" meta:word-count="434" meta:character-count="2418" meta:non-whitespace-character-count="2256"/>
  </office:meta>
</office:document-meta>
</file>